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 style:list-style-name="L1">
      <style:paragraph-properties fo:margin-left="0.508cm" fo:margin-right="0cm" fo:text-indent="0cm" style:auto-text-indent="false"/>
    </style:style>
    <style:style style:name="P2" style:family="paragraph" style:parent-style-name="Normal" style:list-style-name="L2">
      <style:paragraph-properties fo:margin-left="0.508cm" fo:margin-right="0cm" fo:text-indent="0cm" style:auto-text-indent="false"/>
    </style:style>
    <style:style style:name="P3" style:family="paragraph" style:parent-style-name="Normal" style:list-style-name="L3">
      <style:paragraph-properties fo:margin-left="0.508cm" fo:margin-right="0cm" fo:text-indent="0cm" style:auto-text-indent="false"/>
    </style:style>
    <style:style style:name="P4" style:family="paragraph" style:parent-style-name="Normal" style:list-style-name="L4">
      <style:paragraph-properties fo:margin-left="0.508cm" fo:margin-right="0cm" fo:text-indent="0cm" style:auto-text-indent="false"/>
    </style:style>
    <style:style style:name="P5" style:family="paragraph" style:parent-style-name="Normal" style:list-style-name="L5">
      <style:paragraph-properties fo:margin-left="0.508cm" fo:margin-right="0cm" fo:text-indent="0cm" style:auto-text-indent="false"/>
    </style:style>
    <style:style style:name="P6" style:family="paragraph" style:parent-style-name="Normal" style:list-style-name="L6">
      <style:paragraph-properties fo:margin-left="0.508cm" fo:margin-right="0cm" fo:text-indent="0cm" style:auto-text-indent="false"/>
    </style:style>
    <style:style style:name="P7" style:family="paragraph" style:parent-style-name="Normal" style:list-style-name="L7">
      <style:paragraph-properties fo:margin-left="0.508cm" fo:margin-right="0cm" fo:text-indent="0cm" style:auto-text-indent="false"/>
    </style:style>
    <style:style style:name="P8" style:family="paragraph" style:parent-style-name="Normal" style:list-style-name="L8">
      <style:paragraph-properties fo:margin-left="0.508cm" fo:margin-right="0cm" fo:text-indent="0cm" style:auto-text-indent="false"/>
    </style:style>
    <style:style style:name="P9" style:family="paragraph" style:parent-style-name="Normal" style:list-style-name="L9">
      <style:paragraph-properties fo:margin-left="0.508cm" fo:margin-right="0cm" fo:text-indent="0cm" style:auto-text-indent="false"/>
    </style:style>
    <style:style style:name="P10" style:family="paragraph" style:parent-style-name="Normal" style:list-style-name="L10">
      <style:paragraph-properties fo:margin-left="0.508cm" fo:margin-right="0cm" fo:text-indent="0cm" style:auto-text-indent="false"/>
    </style:style>
    <style:style style:name="P11" style:family="paragraph" style:parent-style-name="Normal" style:list-style-name="L11">
      <style:paragraph-properties fo:margin-left="0.508cm" fo:margin-right="0cm" fo:text-indent="0cm" style:auto-text-indent="false"/>
    </style:style>
    <style:style style:name="P12" style:family="paragraph" style:parent-style-name="Normal" style:list-style-name="L12">
      <style:paragraph-properties fo:margin-left="0.508cm" fo:margin-right="0cm" fo:text-indent="0cm" style:auto-text-indent="false"/>
    </style:style>
    <style:style style:name="P13" style:family="paragraph" style:parent-style-name="Normal" style:list-style-name="L13">
      <style:paragraph-properties fo:margin-left="0.508cm" fo:margin-right="0cm" fo:text-indent="0cm" style:auto-text-indent="false"/>
    </style:style>
    <style:style style:name="P14" style:family="paragraph" style:parent-style-name="Normal" style:list-style-name="L14">
      <style:paragraph-properties fo:margin-left="0.508cm" fo:margin-right="0cm" fo:text-indent="0cm" style:auto-text-indent="false"/>
    </style:style>
    <style:style style:name="P15" style:family="paragraph" style:parent-style-name="Normal" style:list-style-name="L15">
      <style:paragraph-properties fo:margin-left="0.508cm" fo:margin-right="0cm" fo:text-indent="0cm" style:auto-text-indent="false"/>
    </style:style>
    <style:style style:name="P16" style:family="paragraph" style:parent-style-name="Normal" style:list-style-name="L16">
      <style:paragraph-properties fo:margin-left="0.508cm" fo:margin-right="0cm" fo:text-indent="0cm" style:auto-text-indent="false"/>
    </style:style>
    <style:style style:name="P17" style:family="paragraph" style:parent-style-name="Normal" style:list-style-name="L17">
      <style:paragraph-properties fo:margin-left="0.508cm" fo:margin-right="0cm" fo:text-indent="0cm" style:auto-text-indent="false"/>
    </style:style>
    <style:style style:name="P18" style:family="paragraph" style:parent-style-name="Normal" style:list-style-name="L18">
      <style:paragraph-properties fo:margin-left="0.508cm" fo:margin-right="0cm" fo:text-indent="0cm" style:auto-text-indent="false"/>
    </style:style>
    <style:style style:name="P19" style:family="paragraph" style:parent-style-name="Normal" style:list-style-name="L19">
      <style:paragraph-properties fo:margin-left="0.508cm" fo:margin-right="0cm" fo:text-indent="0cm" style:auto-text-indent="false"/>
    </style:style>
    <style:style style:name="P20" style:family="paragraph" style:parent-style-name="Normal" style:list-style-name="L20">
      <style:paragraph-properties fo:margin-left="0.508cm" fo:margin-right="0cm" fo:text-indent="0cm" style:auto-text-indent="false"/>
    </style:style>
    <style:style style:name="P21" style:family="paragraph" style:parent-style-name="Normal" style:list-style-name="L21">
      <style:paragraph-properties fo:margin-left="0.508cm" fo:margin-right="0cm" fo:text-indent="0cm" style:auto-text-indent="false"/>
    </style:style>
    <style:style style:name="P22" style:family="paragraph" style:parent-style-name="Normal" style:list-style-name="L22">
      <style:paragraph-properties fo:margin-left="0.508cm" fo:margin-right="0cm" fo:text-indent="0cm" style:auto-text-indent="false"/>
    </style:style>
    <style:style style:name="P23" style:family="paragraph" style:parent-style-name="Normal" style:list-style-name="L23">
      <style:paragraph-properties fo:margin-left="0.508cm" fo:margin-right="0cm" fo:text-indent="0cm" style:auto-text-indent="false"/>
    </style:style>
    <style:style style:name="P24" style:family="paragraph" style:parent-style-name="Normal" style:list-style-name="L24">
      <style:paragraph-properties fo:margin-left="0.508cm" fo:margin-right="0cm" fo:text-indent="0cm" style:auto-text-indent="false"/>
    </style:style>
    <style:style style:name="P25" style:family="paragraph" style:parent-style-name="Normal" style:list-style-name="L25">
      <style:paragraph-properties fo:margin-left="0.508cm" fo:margin-right="0cm" fo:text-indent="0cm" style:auto-text-indent="false"/>
    </style:style>
    <style:style style:name="P26" style:family="paragraph" style:parent-style-name="Normal" style:list-style-name="L26">
      <style:paragraph-properties fo:margin-left="0.508cm" fo:margin-right="0cm" fo:text-indent="0cm" style:auto-text-indent="false"/>
    </style:style>
    <style:style style:name="P27" style:family="paragraph" style:parent-style-name="Normal" style:list-style-name="L27">
      <style:paragraph-properties fo:margin-left="0.508cm" fo:margin-right="0cm" fo:text-indent="0cm" style:auto-text-indent="false"/>
    </style:style>
    <style:style style:name="P28" style:family="paragraph" style:parent-style-name="Normal" style:list-style-name="L28">
      <style:paragraph-properties fo:margin-left="0.508cm" fo:margin-right="0cm" fo:text-indent="0cm" style:auto-text-indent="false"/>
    </style:style>
    <style:style style:name="P29" style:family="paragraph" style:parent-style-name="Normal" style:list-style-name="L29">
      <style:paragraph-properties fo:margin-left="0.508cm" fo:margin-right="0cm" fo:text-indent="0cm" style:auto-text-indent="false"/>
    </style:style>
    <style:style style:name="P30" style:family="paragraph" style:parent-style-name="Normal" style:list-style-name="L30">
      <style:paragraph-properties fo:margin-left="0.508cm" fo:margin-right="0cm" fo:text-indent="0cm" style:auto-text-indent="false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rmal"><text:span text:style-name="T1">1. La biblioteca pública de una ciudad tiene mobiliario, libros, revistas, microfilms, varios ordenadores para los usuarios en donde pueden consultar libros electrónicos, y un ordenador en el que la bibliotecaria consulta títulos, códigos, referencias y ubicación del material bibliográfico.</text:span><text:line-break/><text:line-break/><text:span text:style-name="T1">Indica a continuación de cada elemento con un sí, si forma parte del sistema informático de la biblioteca y con un no si no forma parte de él:</text:span><text:line-break/><text:line-break/><text:span text:style-name="T1">a) Libros y revistas colocados en las estanterías.</text:span> No<text:line-break/><text:span text:style-name="T1">b) Mobiliario.</text:span> No<text:line-break/><text:span text:style-name="T1">c</text:span>)<text:span text:style-name="T1"> Microfilms. </text:span>No<text:line-break/><text:span text:style-name="T1">d) Libros electrónicos.</text:span> No<text:line-break/><text:span text:style-name="T1">e) Ordenadores de los usuarios.</text:span> Si<text:line-break/><text:span text:style-name="T1">f) Ordenador de la bibliotecaria.</text:span> Si<text:line-break/><text:span text:style-name="T1">g) Datos almacenados en el ordenador de la bibliotecaria.</text:span>Si<text:line-break/><text:span text:style-name="T1">h) Bibliotecaria.</text:span> Si<text:line-break/><text:line-break/><text:line-break/><text:line-break/><text:span text:style-name="T1">2. De los elementos relacionados en la pregunta anterior, ¿cuáles pertenecen al sistema de información de la biblioteca?</text:span><text:line-break/><text:line-break/>a) Libros y revistas colocados en las estanterías.<text:line-break/>d) Libros electrónicos.<text:line-break/>c) Microfilms.<text:line-break/>d) Libros electrónicos.<text:line-break/>e) Ordenadores de los usuarios.<text:line-break/>f) Ordenador de la bibliotecaria.<text:line-break/>g) Datos almacenados en el ordenador de la bibliotecaria.<text:line-break/>h) Bibliotecaria.<text:line-break/><text:line-break/><text:line-break/><text:line-break/>3. Un incendio fortuito destruye completamente todos los recursos de la biblioteca. ¿En qué grado crees que se verían comprometidas la integridad, la confidencialidad y la disponibilidad de la información?<text:line-break/>Integridad: Completamente.<text:line-break/>Confidencialidad: Nada (No se ve afectada).<text:line-break/>Disponibilidad: Completamente.<text:line-break/><text:line-break/><text:line-break/><text:line-break/><text:span text:style-name="T1">4. El informático que trabaja para la biblioteca, ¿forma parte del sistema informático de la misma?</text:span><text:line-break/></text:p>
      <text:list xml:id="list1560433563" text:style-name="L1">
        <text:list-item>
          <text:p text:style-name="P1">Si, es un elemento del sistema informático.</text:p>
        </text:list-item>
      </text:list>
      <text:p text:style-name="Normal"><text:span text:style-name="T1">5. El ordenador de la biblioteca tiene un antivirus instalado, ¿esto lo hace invulnerable?¿Por qué?</text:span><text:line-break/></text:p>
      <text:list xml:id="list1545637222" text:style-name="L2">
        <text:list-item>
          <text:p text:style-name="P2"><text:soft-page-break/>No, porque siempre quedará un riesgo, posibilidad de que se pueda dañar o pueda ser dañado.<text:line-break/></text:p>
        </text:list-item>
      </text:list>
      <text:p text:style-name="Normal"><text:span text:style-name="T1">8. ¿La copia de seguridad es una medida de seguridad pasiva?¿Por qué?</text:span><text:line-break/></text:p>
      <text:list xml:id="list2607429695" text:style-name="L3">
        <text:list-item>
          <text:p text:style-name="P3">Si, está formada por las medidas que se implantan, para una vez producido el incidente de seguridad, minimizar su repercusión y facilitar la recuperación del sistema.</text:p>
        </text:list-item>
      </text:list>
      <text:p text:style-name="Normal"><text:span text:style-name="T1">9. ¿Qué propiedades debe cumplir un sistema seguro?</text:span><text:line-break/></text:p>
      <text:list xml:id="list2677664971" text:style-name="L4">
        <text:list-item>
          <text:p text:style-name="P4">Los servicios de seguridad:</text:p>
        </text:list-item>
        <text:list-item>
          <text:p text:style-name="P4"><text:s/>- La integridad.</text:p>
        </text:list-item>
        <text:list-item>
          <text:p text:style-name="P4"><text:s/>- La confidencialidad.</text:p>
        </text:list-item>
        <text:list-item>
          <text:p text:style-name="P4"><text:s/>- La disponibilidad.</text:p>
        </text:list-item>
        <text:list-item>
          <text:p text:style-name="P4"><text:s/>- La autentificación.</text:p>
        </text:list-item>
        <text:list-item>
          <text:p text:style-name="P4"><text:s/>- El no repudio.(Fer)<text:line-break/></text:p>
        </text:list-item>
      </text:list>
      <text:p text:style-name="Normal"><text:span text:style-name="T1">10. ¿Qué garantiza la integridad?</text:span><text:line-break/></text:p>
      <text:list xml:id="list3367211897" text:style-name="L5">
        <text:list-item>
          <text:p text:style-name="P5">La integridad garantiza que un usuario identificado que accede a un sistema o que genera una determinada información, es quien dice ser.<text:line-break/></text:p>
        </text:list-item>
      </text:list>
      <text:p text:style-name="Normal"><text:span text:style-name="T1">11. La ventana de un centro de cálculo en donde se encuentran la mayor parte de los ordenadores y el servidor de una organización se quedó mal cerrada. Durante una noche de tormenta, la ventana abierta ¿constituye un riesgo, una amenaza o una vulnerabilidad? Razona la respuesta.</text:span><text:line-break/></text:p>
      <text:list xml:id="list2568533373" text:style-name="L6">
        <text:list-item>
          <text:p text:style-name="P6">Un riesgo. No estas proteguiendo los ordenadores y el servidor, porque puede llegar agua a los equipos y dañarlos.</text:p>
        </text:list-item>
        <text:list-item>
          <text:p text:style-name="P6">Una vulnerabilidad.<text:line-break/></text:p>
        </text:list-item>
      </text:list>
      <text:p text:style-name="Normal"><text:span text:style-name="T1">12. Teniendo en cuenta las propiedades de integridad, disponibilidad y confidencialidad, indica cuáles de estas propiedades se verían afectadas por:</text:span><text:line-break/><text:line-break/><text:span text:style-name="T1">a) Una amenaza de interrupción.</text:span><text:line-break/></text:p>
      <text:list xml:id="list3153666086" text:style-name="L7">
        <text:list-item>
          <text:p text:style-name="P7">Disponibilidad<text:line-break/></text:p>
        </text:list-item>
      </text:list>
      <text:p text:style-name="Normal"><text:span text:style-name="T1">b) Una amenaza de interceptación.</text:span><text:line-break/></text:p>
      <text:list xml:id="list2874631019" text:style-name="L8">
        <text:list-item>
          <text:p text:style-name="P8">Confidencialidad<text:line-break/></text:p>
        </text:list-item>
      </text:list>
      <text:p text:style-name="Normal"><text:span text:style-name="T1">c) Una amenaza de modificación.</text:span><text:line-break/></text:p>
      <text:list xml:id="list2849144263" text:style-name="L9">
        <text:list-item>
          <text:p text:style-name="P9">Integridad<text:line-break/></text:p>
        </text:list-item>
      </text:list>
      <text:p text:style-name="Normal"><text:span text:style-name="T1">d) Una amenaza de fabricación.</text:span><text:line-break/></text:p>
      <text:list xml:id="list3659461334" text:style-name="L10">
        <text:list-item>
          <text:p text:style-name="P10"><text:soft-page-break/>Integridad<text:line-break/></text:p>
        </text:list-item>
      </text:list>
      <text:p text:style-name="Normal">13. Pon un ejemplo de cómo un sistema de información podría ser seriamente dañado por la presencia de un factor que se considera de poca relevancia y que explique de alguna manera que «La cadena siempre se rompe por el eslabón más débil».<text:line-break/><text:line-break/><text:line-break/><text:line-break/><text:span text:style-name="T1">14. ¿Qué elementos se estudian para hacer un análisis de riesgos?</text:span><text:line-break/></text:p>
      <text:list xml:id="list295817060" text:style-name="L11">
        <text:list-item>
          <text:p text:style-name="P11">Datos, amenazas, riesgos, vulnerabilidades, ataques e impactos.<text:line-break/></text:p>
        </text:list-item>
      </text:list>
      <text:p text:style-name="Normal"><text:span text:style-name="T1">15. Investiga el término war driving, que también puede expresarse como wardriving o war xing. ¿Crees que el war driving constituye un riesgo contra la confidencialidad?</text:span><text:line-break/></text:p>
      <text:list xml:id="list2829630343" text:style-name="L12">
        <text:list-item>
          <text:p text:style-name="P12">War driving: Búsqueda de redes inalámbricas Wi-Fi desde un vehículo en movimiento. Implica usa un coche o camioneta y un ordenador equipado con Wi-Fi, como un portátil o una PDA, para detectar las redes.<text:line-break/></text:p>
        </text:list-item>
        <text:list-item>
          <text:p text:style-name="P12">No constituye un riesgo contra la confidencialidad.<text:line-break/></text:p>
        </text:list-item>
      </text:list>
      <text:p text:style-name="Normal"><text:span text:style-name="T1">16. ¿Qué relación hay entre servicios de seguridad y mecanismos de seguridad?</text:span><text:line-break/></text:p>
      <text:list xml:id="list2953460749" text:style-name="L13">
        <text:list-item>
          <text:p text:style-name="P13">Los 2 proteguen, cada mecanismo ofrece al sistema uno o más servicios, los mecanismos actúan antes, en el momento y después de un ataque, los servicios son necesarios para conseguir un sistema de información seguro.<text:line-break/></text:p>
        </text:list-item>
        <text:list-item>
          <text:p text:style-name="P13">La relación es que los mecánismos ofrecen servicios.<text:line-break/></text:p>
        </text:list-item>
      </text:list>
      <text:p text:style-name="Normal"><text:span text:style-name="T1">19. De los siguientes dispositivos indica cuáles son preventivos, detectores o correctores:</text:span><text:line-break/><text:span text:style-name="T1">a) Cortafuegos (firewall).</text:span> Preventivo, Detector<text:line-break/><text:span text:style-name="T1">b) Antivirus.</text:span> Preventivo, Detector, Corrector<text:line-break/><text:span text:style-name="T1">c) Extintor de fuegos.</text:span> Corrector<text:line-break/><text:span text:style-name="T1">d) Detector de humos.</text:span> Detector<text:line-break/><text:span text:style-name="T1">e) Firma digital.</text:span> Preventivo<text:line-break/><text:line-break/><text:line-break/><text:line-break/><text:line-break/><text:span text:style-name="T1">20. Imagina esta situación: Quieres presentar a tu jefe una brillante idea que puede interesar a la competencia, pero te encuentras de fin de semana en un pueblecito donde los teléfonos móviles no funcionan, por suerte te has llevado tu portátil y el hotel rural donde te encuentras alojado dispone de servicio de internet. Así que decides enviarle un correo electrónico pero sin encriptar. Explica los peligros de este procedimiento.</text:span><text:line-break/></text:p>
      <text:list xml:id="list805125246" text:style-name="L14">
        <text:list-item>
          <text:p text:style-name="P14"><text:soft-page-break/>Por la red Wi-Fi, te pueden capturar el tráfico.<text:line-break/></text:p>
        </text:list-item>
      </text:list>
      <text:p text:style-name="Normal"><text:span text:style-name="T1">21. Investiga qué es la esteganografía. Da un ejemplo de su uso.</text:span><text:line-break/></text:p>
      <text:list xml:id="list3774617609" text:style-name="L15">
        <text:list-item>
          <text:p text:style-name="P15">Trata el estudio y aplicación de técnicas que permiten ocultar mensajes u objetos. Se usa para ocultar la información.<text:line-break/></text:p>
        </text:list-item>
      </text:list>
      <text:p text:style-name="Normal"><text:span text:style-name="T1">22. ¿Cómo escogerías una clave segura de acceso al ordenador de una empresa donde se guardan datos confidenciales de clientes?</text:span><text:line-break/></text:p>
      <text:list xml:id="list393036208" text:style-name="L16">
        <text:list-item>
          <text:p text:style-name="P16">Con el uso de números y caracteres especiales.</text:p>
        </text:list-item>
        <text:list-item>
          <text:p text:style-name="P16">Con un número mínimo de caracteres de 8 o 10.<text:line-break/></text:p>
        </text:list-item>
      </text:list>
      <text:p text:style-name="Normal"><text:span text:style-name="T1">23. Trabajas como técnico de informática y te llega una llamada de una oficina. Un empleado hacía cada semana una copia de seguridad de la carpeta Documentos Importantes. La copia la guardaba en otra partición del</text:span><text:line-break/><text:span text:style-name="T1">mismo disco duro. Una tormenta eléctrica ha dañado el disco y un experto en informática no ha hallado modo de restablecer su funcionamiento. Te piden que te acerques a la oficina para ver si existe la posibilidad de recuperar al menos los datos.</text:span><text:line-break/><text:line-break/><text:span text:style-name="T1">a) ¿Podrás recuperar los datos originales?</text:span><text:line-break/></text:p>
      <text:list xml:id="list2539538862" text:style-name="L17">
        <text:list-item>
          <text:p text:style-name="P17">Si, existen posibilidades si logras arreglar el disco.<text:line-break/></text:p>
        </text:list-item>
      </text:list>
      <text:p text:style-name="Normal"><text:span text:style-name="T1">b) En su defecto, ¿podrán recuperarse los que hay en la copia de seguridad?</text:span><text:line-break/></text:p>
      <text:list xml:id="list2179943271" text:style-name="L18">
        <text:list-item>
          <text:p text:style-name="P18">No, porque están en el mismo disco.<text:line-break/></text:p>
        </text:list-item>
      </text:list>
      <text:p text:style-name="Normal"><text:span text:style-name="T1">c) A tu juicio, ¿el empleado ha cometido alguna imprudencia con la copia de seguridad?¿Cuál?</text:span><text:line-break/></text:p>
      <text:list xml:id="list1044308639" text:style-name="L19">
        <text:list-item>
          <text:p text:style-name="P19">Si, deberías crear la copia de seguridad en otro disco, u otro lugar.<text:line-break/></text:p>
        </text:list-item>
      </text:list>
      <text:p text:style-name="Normal"><text:span text:style-name="T1">24. Investiga qué es un test de intrusión.</text:span><text:line-break/></text:p>
      <text:list xml:id="list2805172591" text:style-name="L20">
        <text:list-item>
          <text:p text:style-name="P20">Su objetivo es evaluar el estado de los sistemas frente a ataques de tipo intrusivo.<text:line-break/></text:p>
        </text:list-item>
        <text:list-item>
          <text:p text:style-name="P20">Se denomina test de intrusión, al conjunto de metodologías y técnicas que permite simular un ataque real a los sistemas de información de una organización con el objetivo de determinar su nivel de seguridad y, por tanto, el grado de acceso a que tendría un atacante con intensiones malintencionadas en los mismos.<text:line-break/></text:p>
        </text:list-item>
      </text:list>
      <text:p text:style-name="Normal"><text:span text:style-name="T1">25. Tu jefe te dice que ha detectado que el rendimiento de los trabajadores ha bajado considerablemente desde que la empresa tiene acceso a internet. Te pide que le propongas una solución.</text:span><text:line-break/></text:p>
      <text:list xml:id="list2782833505" text:style-name="L21">
        <text:list-item>
          <text:p text:style-name="P21">Quitarles el internet, o restringuirles la entrada a ciertas páginas, o a todas durante <text:soft-page-break/>ciertas horas, o todo el tiempo.<text:line-break/></text:p>
        </text:list-item>
      </text:list>
      <text:p text:style-name="Normal"><text:span text:style-name="T1">26. En tu empresa acaban de crear unas claves de seguridad para los empleados. Dichas claves se envían por correo electrónico. ¿Esto es desconocimiento de las prácticas de seguridad?</text:span><text:line-break/></text:p>
      <text:list xml:id="list1648766349" text:style-name="L22">
        <text:list-item>
          <text:p text:style-name="P22">No, porque por correo electrónico puede ser enviado de forma segura sin que nadie más lo lea.<text:line-break/></text:p>
        </text:list-item>
      </text:list>
      <text:p text:style-name="Normal"><text:span text:style-name="T1">28. ¿Cuál es la orientación principal de un plan de contingencia?</text:span><text:line-break/></text:p>
      <text:list xml:id="list2314454345" text:style-name="L23">
        <text:list-item>
          <text:p text:style-name="P23">Es un instrumento de gestión que contiene las medidas que garanticen la continuidad del negocio protegiendo el sistema de información de los peligros que lo amenazan o recuperándolo tras un impacto.<text:line-break/></text:p>
        </text:list-item>
      </text:list>
      <text:p text:style-name="Normal"><text:span text:style-name="T1">30. ¿En qué se basa la recuperación de la información?</text:span><text:line-break/></text:p>
      <text:list xml:id="list3549085103" text:style-name="L24">
        <text:list-item>
          <text:p text:style-name="P24">Se basa en las medidas que se aplicarán cuando se ha producido un desastre. El objetivo es evaluar el impacto y regresar lo antes posible a un estado normal de funcionamiento del sistema de la organización.<text:line-break/></text:p>
        </text:list-item>
      </text:list>
      <text:p text:style-name="Normal"><text:span text:style-name="T1">31. Tu jefe te pide que le hagas una buena política de copias de seguridad para que sea seguida por todos los trabajadores de la empresa. ¿Qué deberá contemplar?</text:span><text:line-break/><text:line-break/><text:line-break/><text:line-break/><text:line-break/><text:span text:style-name="T1">33. En tu empresa se desarrolla un plan de contingencias que entre otras muchas situaciones, cubre las siguientes: un corte en la corriente eléctrica, el sol pasando a través de un cristal en pleno agosto, derramar una bebida en el teclado o sobre el monitor, olvidarse el portátil en un taxi, el robo del ordenador.</text:span><text:line-break/><text:span text:style-name="T1">¿Crees que cubrir estos puntos es acertado?</text:span><text:line-break/></text:p>
      <text:list xml:id="list2057079189" text:style-name="L25">
        <text:list-item>
          <text:p text:style-name="P25">Si, pero en los que puede haber un pacto por salir ganando, que deba haber una prueba de que fue verdad.<text:line-break/></text:p>
        </text:list-item>
      </text:list>
      <text:p text:style-name="Normal"><text:span text:style-name="T1">35. ¿De qué modo debe ser redactada la política de seguridad de una organización?</text:span><text:line-break/><text:line-break/><text:line-break/><text:line-break/><text:line-break/><text:line-break/><text:span text:style-name="T1">36. Define con tus propias palabras qué es un plan de contingencias.</text:span><text:line-break/></text:p>
      <text:list xml:id="list2479235686" text:style-name="L26">
        <text:list-item>
          <text:p text:style-name="P26">Es una medida que se aplicará cuando se produzca un desastre. Evalua el peligro para regresar al estado de funcionamiento original.</text:p>
        </text:list-item>
      </text:list>
      <text:p text:style-name="Normal"><text:span text:style-name="T1">37. Investiga en internet sobre empresas especializadas en auditorías de sistemas de información (sugerencias: Hipasec, Audisis). Escoge una de estas empresas y contesta las siguientes preguntas:</text:span><text:line-break/><text:soft-page-break/><text:line-break/></text:p>
      <text:list xml:id="list1105484726" text:style-name="L27">
        <text:list-item>
          <text:p text:style-name="P27">Audirisk</text:p>
        </text:list-item>
      </text:list>
      <text:p text:style-name="Normal"><text:span text:style-name="T1">a) ¿En qué fases realiza la auditoría?</text:span><text:line-break/></text:p>
      <text:list xml:id="list2416365548" text:style-name="L28">
        <text:list-item>
          <text:p text:style-name="P28">Las realiza en:</text:p>
        </text:list-item>
        <text:list-item>
          <text:p text:style-name="P28">1) Planeación.</text:p>
        </text:list-item>
        <text:list-item>
          <text:p text:style-name="P28">2) Ejecución.</text:p>
        </text:list-item>
        <text:list-item>
          <text:p text:style-name="P28">3) Comunicación de resultados.</text:p>
        </text:list-item>
        <text:list-item>
          <text:p text:style-name="P28">4) Seguimiento.</text:p>
        </text:list-item>
        <text:list-item>
          <text:p text:style-name="P28"><text:line-break/></text:p>
        </text:list-item>
      </text:list>
      <text:p text:style-name="Normal"><text:span text:style-name="T1">b) ¿Qué tipos de auditoría realiza?</text:span><text:line-break/></text:p>
      <text:list xml:id="list210836341" text:style-name="L29">
        <text:list-item>
          <text:p text:style-name="P29">-Los procesos del modelo de operación de la Empresa (Mapa de Procesos),</text:p>
        </text:list-item>
        <text:list-item>
          <text:p text:style-name="P29">-Los procesos de Tecnología de Información (por ejemplo los de COBIT e ITIL)</text:p>
        </text:list-item>
        <text:list-item>
          <text:p text:style-name="P29">-Las Aplicaciones de Computador (módulos de ERPs) ...(Fernando)</text:p>
        </text:list-item>
        <text:list-item>
          <text:p text:style-name="P29"><text:line-break/></text:p>
        </text:list-item>
      </text:list>
      <text:p text:style-name="Normal"><text:span text:style-name="T1">c) ¿Ofrece revisiones periódicas del sistema?</text:span><text:line-break/><text:line-break/><text:line-break/><text:span text:style-name="T1">39. Averigua qué información tiene wikipedia sobre el modelo de seguridad Bell-LaPadula. Escribe la definición que hace del modelo.</text:span><text:line-break/></text:p>
      <text:list xml:id="list3990652260" text:style-name="L30">
        <text:list-item>
          <text:p text:style-name="P30">Consiste en dividir el permiso de acceso de los usuarios a la información en función de etiquetas de seguridad. Por ejemplo, en sistemas militares norteamericanos, categorizándola en 4 niveles: no clasificado, confidencial, secreto y ultrasecreto. (Fernando)<text:line-break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loext:graphic-properties draw:fill="none" draw:fill-color="#729fcf"/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ackground-color="transparent"/>
      <style:text-properties fo:color="#000000" style:font-name="Liberation Serif1" fo:font-family="'Liberation Serif'" fo:font-size="12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18T00:20:16.329722982</dc:date>
    <meta:editing-duration>PT3M6S</meta:editing-duration>
    <meta:editing-cycles>1</meta:editing-cycles>
    <meta:document-statistic meta:table-count="0" meta:image-count="0" meta:object-count="0" meta:page-count="6" meta:paragraph-count="78" meta:word-count="1589" meta:character-count="9766" meta:non-whitespace-character-count="8204"/>
  </office:meta>
</office:document-meta>
</file>